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Handler.getSendMai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MailTransformer.sendExceptionElement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ndMailTransformer.sendMail( List newAddresses , Transport tra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ndMailTransformer.setUpMessage( 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ndMailTransformer.appendToAddress( List addresses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Mail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ttachmentDescriptor.isUR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achmentDescriptor.is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getAddresses( AddressHandler [ ] handler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dMailTransformer.endTransformingElement( String uri , String name , String raw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endMailTransformer.startTransformingElement( String uri , String name , String raw , Attributes att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ddressHandler.AddressHandler( InternetAddress new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ddressHandler.setSendMailResult( String newSendMail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isFi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SendMai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sendMai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ddressHandler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setContent( String new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AttachmentDescriptor( String newAttrName , String newAttrMimeType , String newAttrSrc , String newAtt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MailTransformer.generateSAXReportStatements( AddressHandler [ ] addressAr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